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4F000001BEBE49C707.jpg"/>
  <manifest:file-entry manifest:media-type="text/xml" manifest:full-path="styles.xml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setting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fo:text-align="end" style:justify-single-word="false" style:snap-to-layout-grid="false"/>
      <style:text-properties fo:font-size="8pt" fo:font-weight="bold" style:font-size-asian="8pt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6pt" style:font-size-asian="6pt"/>
    </style:style>
    <style:style style:name="P5" style:family="paragraph" style:parent-style-name="Header">
      <style:paragraph-properties fo:text-align="end" style:justify-single-word="false" style:snap-to-layout-grid="false"/>
      <style:text-properties fo:font-size="6pt" style:font-size-asian="6pt"/>
    </style:style>
    <style:style style:name="P6" style:family="paragraph" style:parent-style-name="Header">
      <style:paragraph-properties>
        <style:tab-stops>
          <style:tab-stop style:position="2.951cm"/>
          <style:tab-stop style:position="8.001cm" style:type="center"/>
          <style:tab-stop style:position="16.002cm" style:type="right"/>
        </style:tab-stops>
      </style:paragraph-properties>
      <style:text-properties fo:font-size="6pt" style:font-size-asian="6pt"/>
    </style:style>
    <style:style style:name="P7" style:family="paragraph" style:parent-style-name="Header">
      <style:paragraph-properties fo:text-align="end" style:justify-single-word="false" style:snap-to-layout-grid="false"/>
      <style:text-properties fo:font-size="3pt" style:font-size-asian="3pt"/>
    </style:style>
    <style:style style:name="P8" style:family="paragraph" style:parent-style-name="Header">
      <style:paragraph-properties fo:text-align="end" style:justify-single-word="false"/>
      <style:text-properties fo:font-size="7pt" style:font-size-asian="7pt"/>
    </style:style>
    <style:style style:name="P9" style:family="paragraph" style:parent-style-name="Header">
      <style:paragraph-properties fo:text-align="end" style:justify-single-word="false"/>
      <style:text-properties fo:font-size="7pt" fo:language="fr" fo:country="FR" style:font-size-asian="7pt"/>
    </style:style>
    <style:style style:name="P10" style:family="paragraph" style:parent-style-name="Header">
      <style:paragraph-properties fo:text-align="end" style:justify-single-word="false"/>
      <style:text-properties fo:font-size="4pt" style:font-size-asian="4pt"/>
    </style:style>
    <style:style style:name="P11" style:family="paragraph" style:parent-style-name="Header">
      <style:paragraph-properties fo:margin-left="0cm" fo:margin-right="-0.123cm" fo:text-align="start" style:justify-single-word="false" fo:text-indent="0cm" style:auto-text-indent="false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center" style:justify-single-word="false"/>
      <style:text-properties fo:color="#999999" fo:font-size="8pt" style:font-size-asian="8pt"/>
    </style:style>
    <style:style style:name="P14" style:family="paragraph" style:parent-style-name="Standard">
      <style:paragraph-properties>
        <style:tab-stops>
          <style:tab-stop style:position="16.498cm" style:type="right"/>
        </style:tab-stops>
      </style:paragraph-properties>
    </style:style>
    <style:style style:name="P15" style:family="paragraph" style:parent-style-name="Standard">
      <style:paragraph-properties fo:text-align="end" style:justify-single-word="false">
        <style:tab-stops>
          <style:tab-stop style:position="16.498cm" style:type="right"/>
        </style:tab-stops>
      </style:paragraph-properties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5.5pt" style:font-size-asian="5.5pt"/>
    </style:style>
    <style:style style:name="T2" style:family="text">
      <style:text-properties fo:font-size="5.5pt" fo:letter-spacing="-0.035cm" style:font-size-asian="5.5pt"/>
    </style:style>
    <style:style style:name="T3" style:family="text">
      <style:text-properties fo:color="#999999" fo:font-size="8pt" style:font-size-asian="8pt"/>
    </style:style>
    <style:style style:name="T4" style:family="text">
      <style:text-properties fo:color="#999999" fo:font-size="8pt" fo:letter-spacing="-0.035cm" style:font-size-asian="8pt"/>
    </style:style>
    <style:style style:name="fr1" style:family="graphic" style:parent-style-name="Graphics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{Vorname} {Name}</text:p>
      <text:p text:style-name="Standard">{Straße}</text:p>
      <text:p text:style-name="P14">{PLZ} {Ort}</text:p>
      <text:p text:style-name="P14"/>
      <text:p text:style-name="P15">Mannheim, den <text:creation-date style:data-style-name="N36">14.02.2016</text:creation-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Eingang Direktkredit Nummer {Nummer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allo {Vorname},</text:p>
      <text:p text:style-name="Standard"/>
      <text:p text:style-name="Standard">vielen Dank für Deinen Direktkredit über {Betrag} Euro. Der Betrag ist am {Datum} auf unserem Konto eingegangen. Wir werden das Darlehen mit {Zinssatz} p.a. verzinsen und unter der Nummer {Nummer} führen.</text:p>
      <text:p text:style-name="Standard"/>
      <text:p text:style-name="Standard">Jeweils zum Jahreswechsel erhältst Du einen Kontoauszug. Die Zinsen werden wir jährlich dem Kredit hinzurechnen, solltest Du keine Auszahlung wünschen.</text:p>
      <text:p text:style-name="Standard"/>
      <text:p text:style-name="Standard">Wenn Du Fragen oder Anregungen hast, ruf einfach kurz bei uns an.</text:p>
      <text:p text:style-name="Standard"/>
      <text:p text:style-name="Standard">Herzlichen Dank nochmals für Deine Unterstützung und </text:p>
      <text:p text:style-name="Standard"/>
      <text:p text:style-name="Standard">viele Grüße</text:p>
      <text:p text:style-name="Standard">F13 Turley GmbH</text:p>
      <text:p text:style-name="Standard"/>
      <text:p text:style-name="Standard"/>
      <text:p text:style-name="Standard"/>
      <text:p text:style-name="Standard">Hans-Peter Neuman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Verdana" fo:font-size="9pt" fo:language="de" fo:country="DE" style:font-name-asian="Times New Roman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6.633cm" fo:margin-left="-0.123cm" table:align="left" style:writing-mode="lr-tb"/>
    </style:style>
    <style:style style:name="Tabelle1.A" style:family="table-column">
      <style:table-column-properties style:column-width="10.283cm"/>
    </style:style>
    <style:style style:name="Tabelle1.B" style:family="table-column">
      <style:table-column-properties style:column-width="6.35cm"/>
    </style:style>
    <style:style style:name="Tabelle1.1" style:family="table-row">
      <style:table-row-properties style:keep-together="false" fo:keep-together="always"/>
    </style:style>
    <style:style style:name="Tabel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 style:snap-to-layout-grid="false"/>
    </style:style>
    <style:style style:name="MP3" style:family="paragraph" style:parent-style-name="Header">
      <style:paragraph-properties fo:text-align="end" style:justify-single-word="false" style:snap-to-layout-grid="false"/>
      <style:text-properties fo:font-size="8pt" fo:font-weight="bold" style:font-size-asian="8pt" style:font-weight-asian="bold" style:font-weight-complex="bold"/>
    </style:style>
    <style:style style:name="MP4" style:family="paragraph" style:parent-style-name="Header">
      <style:paragraph-properties fo:text-align="end" style:justify-single-word="false" style:snap-to-layout-grid="false"/>
      <style:text-properties fo:font-size="6pt" style:font-size-asian="6pt"/>
    </style:style>
    <style:style style:name="MP5" style:family="paragraph" style:parent-style-name="Header">
      <style:paragraph-properties fo:text-align="end" style:justify-single-word="false"/>
      <style:text-properties fo:font-size="6pt" style:font-size-asian="6pt"/>
    </style:style>
    <style:style style:name="MP6" style:family="paragraph" style:parent-style-name="Header">
      <style:paragraph-properties>
        <style:tab-stops>
          <style:tab-stop style:position="2.951cm"/>
          <style:tab-stop style:position="8.001cm" style:type="center"/>
          <style:tab-stop style:position="16.002cm" style:type="right"/>
        </style:tab-stops>
      </style:paragraph-properties>
      <style:text-properties fo:font-size="6pt" style:font-size-asian="6pt"/>
    </style:style>
    <style:style style:name="MP7" style:family="paragraph" style:parent-style-name="Header">
      <style:paragraph-properties fo:margin-left="0cm" fo:margin-right="-0.123cm" fo:text-align="start" style:justify-single-word="false" fo:text-indent="0cm" style:auto-text-indent="false"/>
    </style:style>
    <style:style style:name="MP8" style:family="paragraph" style:parent-style-name="Header">
      <style:paragraph-properties fo:text-align="end" style:justify-single-word="false" style:snap-to-layout-grid="false"/>
      <style:text-properties fo:font-size="3pt" style:font-size-asian="3pt"/>
    </style:style>
    <style:style style:name="MP9" style:family="paragraph" style:parent-style-name="Header">
      <style:paragraph-properties fo:text-align="end" style:justify-single-word="false"/>
      <style:text-properties fo:font-size="7pt" style:font-size-asian="7pt"/>
    </style:style>
    <style:style style:name="MP10" style:family="paragraph" style:parent-style-name="Header">
      <style:paragraph-properties fo:text-align="end" style:justify-single-word="false"/>
      <style:text-properties fo:font-size="7pt" fo:language="fr" fo:country="FR" style:font-size-asian="7pt"/>
    </style:style>
    <style:style style:name="MP11" style:family="paragraph" style:parent-style-name="Header">
      <style:paragraph-properties fo:text-align="end" style:justify-single-word="false"/>
      <style:text-properties fo:font-size="4pt" style:font-size-asian="4pt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Footer">
      <style:paragraph-properties fo:text-align="center" style:justify-single-word="false"/>
      <style:text-properties fo:color="#999999" fo:font-size="8pt" style:font-size-asian="8pt"/>
    </style:style>
    <style:style style:name="MT1" style:family="text">
      <style:text-properties fo:font-size="5.5pt" style:font-size-asian="5.5pt"/>
    </style:style>
    <style:style style:name="MT2" style:family="text">
      <style:text-properties fo:font-size="5.5pt" fo:letter-spacing="-0.035cm" style:font-size-asian="5.5pt"/>
    </style:style>
    <style:style style:name="MT3" style:family="text">
      <style:text-properties fo:color="#999999" fo:font-size="8pt" style:font-size-asian="8pt"/>
    </style:style>
    <style:style style:name="MT4" style:family="text">
      <style:text-properties fo:color="#999999" fo:font-size="8pt" fo:letter-spacing="-0.035cm" style:font-size-asian="8pt"/>
    </style:style>
    <style:style style:name="Mfr1" style:family="graphic" style:parent-style-name="Graphics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801cm" fo:margin-bottom="0.801cm" fo:margin-left="2.501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1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left="0cm" fo:margin-right="0cm" fo:margin-bottom="1.101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1.7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3.152cm" svg:y="0.168cm" svg:width="3.265cm" svg:height="2.776cm" draw:z-index="0"><draw:image xlink:href="Pictures/100000000000024F000001BEBE49C707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1"/>
        <text:p text:style-name="MP1"/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F13 Turley GmbH</text:p>
              <text:p text:style-name="MP3">Turleyplatz 8-9 || 68167 Mannheim</text:p>
            </table:table-cell>
          </table:table-row>
          <table:table-row table:style-name="Tabelle1.1">
            <table:table-cell table:style-name="Tabelle1.A1" office:value-type="string">
              <text:p text:style-name="MP4"/>
              <text:p text:style-name="MP5"/>
              <text:p text:style-name="MP5"/>
              <text:p text:style-name="MP6"><text:tab/><text:tab/></text:p>
              <text:p text:style-name="MP7"><text:span text:style-name="MT1">F13 Turley GmbH </text:span><text:span text:style-name="MT2">||</text:span><text:span text:style-name="MT1"> Pozzistraße 10 </text:span><text:span text:style-name="MT2">||</text:span><text:span text:style-name="MT1"> 68167 Mannheim</text:span></text:p>
            </table:table-cell>
            <table:table-cell table:style-name="Tabelle1.A1" office:value-type="string">
              <text:p text:style-name="MP8"/>
              <text:p text:style-name="MP9">http://www.13hafreiheit.de.</text:p>
              <text:p text:style-name="MP10">Fon: <text:s/>(0 6 2 1) 39 18 <text:s/>48 <text:s/>24</text:p>
              <text:p text:style-name="MP10">kontakt@13hafreiheit.de</text:p>
            </table:table-cell>
          </table:table-row>
        </table:table>
        <text:p text:style-name="MP11"><text:s/></text:p>
      </style:header>
      <style:footer>
        <text:p text:style-name="MP12"><text:span text:style-name="MT3">F13 Turley GmbH </text:span><text:span text:style-name="MT4">||</text:span><text:span text:style-name="MT3"> Amtsgericht Mannheim HRB 718198</text:span></text:p>
        <text:p text:style-name="MP13">Geschäftsführung: Vanessa Zimpfer, Hans-Peter Neumann, Amja Al-Kayed, Britta Schlichting</text:p>
        <text:p text:style-name="MP13">GLS-Bank: IBAN DE78 4306 0967 6032 1324 00 BIC GENODEM1GLS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mbH Briefpapier Seite 1</dc:title>
    <meta:creation-date>2016-02-14T12:59:53</meta:creation-date>
    <meta:editing-cycles>11</meta:editing-cycles>
    <meta:editing-duration>PT29M57S</meta:editing-duration>
    <meta:generator>OpenOffice/4.1.2$Unix OpenOffice.org_project/412m3$Build-9782</meta:generator>
    <dc:date>2016-02-16T06:31:11</dc:date>
    <meta:document-statistic meta:table-count="1" meta:image-count="1" meta:object-count="0" meta:page-count="1" meta:paragraph-count="24" meta:word-count="146" meta:character-count="100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REM  *****  BASIC  *****

Sub Main
   FelderFuellen
End Sub

Sub FelderFuellen
'Exportiert die Adressdaten in eine Briefvorlage 
 Dim oVorlage as Object                'Writer-Vorlage
 Dim mNoArgs()              
 Dim sExport(14) as String             'Exportdaten      
 Dim sPlatzhalter(14) as String        'Platzhalter im Zieldokument
 Dim oErsetzen as Object           
 Dim Datum as Date
 
' MsgBox "Es wurde kein Betrag eingegeben." &amp; Chr(13) &amp; Chr (13), 48, "Irgendwas passiert immer..."   
MsgBox "FelderFuellen"
''Vorlage auswählen
'Dim sPfad as String
'sPfad = "/Users/volker/Documents/13ha/DkVerwaltungQt/Vorlage Anschreiben DK-Eingang.ott"
''Vorlage öffnen
'oVorlage = StarDesktop.loadComponentFromURL(ConvertToURL(sPfad), "_blank", 0, mNoArgs())
 
 oVorlage = ThisComponent
 oErsetzen = oVorlage.createReplaceDescriptor
 oErsetzen.SearchCaseSensitive = True
  
'Vorlage anpassen
 sExport(1) = "Hallo"
 sPlatzhalter(1) = "Vorname"
 sExport(2) = ""
 sPlatzhalter(2) = "Name"
 sExport(3) = ""
 sPlatzhalter(3) = "Anrede"
 sExport(4) = ""
 sPlatzhalter(4) = "co"
 sExport(5) = ""
 sPlatzhalter(5) = "Straße"
 sExport(6) = ""
 sPlatzhalter(6) = "PLZ"
 sExport(7) = ""
 sPlatzhalter(7) = "Ort"
 sExport(8) = ""
 sPlatzhalter(8) = "Nummer"
 sExport(9) = "" ' CDateFromIso(oForm.getByName("Datum").CurrentValue)
 sPlatzhalter(9) = "Datum"
 sExport(10) = ""
 sPlatzhalter(10) = "Betrag"
 sExport(11) = ""
 sPlatzhalter(11) = "Zinsen"
 sExport(12) = ""
 sPlatzhalter(12) = "Zinssatz"
 sExport(13) = "r"
 sPlatzhalter(13) = "r"
 sExport(14) = ""
 sPlatzhalter(14) = "Vormerkung"
   
 For i = 1 to 14
   oErsetzen.SearchString = "{" &amp; sPlatzhalter(i) &amp; "}"
   oErsetzen.ReplaceString = sExport(i)
   oVorlage.replaceAll(oErsetzen)
 next i 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